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ec9d5"/>
    </style:style>
    <style:style style:name="P2" style:family="paragraph" style:parent-style-name="Standard">
      <style:paragraph-properties fo:text-align="start" style:justify-single-word="false"/>
      <style:text-properties officeooo:paragraph-rsid="004ef504"/>
    </style:style>
    <style:style style:name="P3" style:family="paragraph" style:parent-style-name="Standard">
      <style:paragraph-properties fo:text-align="start" style:justify-single-word="false"/>
      <style:text-properties officeooo:paragraph-rsid="001c0208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af63" officeooo:paragraph-rsid="004ef50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normal" officeooo:rsid="0044191f" officeooo:paragraph-rsid="0044191f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ec9d5" officeooo:paragraph-rsid="0044191f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ec9d5" officeooo:paragraph-rsid="003ec9d5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335c9" officeooo:paragraph-rsid="004335c9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ec9d5" officeooo:paragraph-rsid="00406b0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officeooo:paragraph-rsid="0044191f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italic" officeooo:rsid="003ec9d5" officeooo:paragraph-rsid="004335c9" style:font-style-asian="italic" style:font-style-complex="itali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3ec9d5" officeooo:paragraph-rsid="004baf63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3ec9d5" officeooo:paragraph-rsid="004073c4"/>
    </style:style>
    <style:style style:name="P15" style:family="paragraph" style:parent-style-name="Standard" style:list-style-name="L5">
      <style:paragraph-properties fo:text-align="start" style:justify-single-word="false"/>
      <style:text-properties officeooo:rsid="003ec9d5" officeooo:paragraph-rsid="004335c9"/>
    </style:style>
    <style:style style:name="P16" style:family="paragraph" style:parent-style-name="Standard" style:list-style-name="L6">
      <style:paragraph-properties fo:text-align="start" style:justify-single-word="false"/>
      <style:text-properties officeooo:rsid="003ec9d5" officeooo:paragraph-rsid="004335c9"/>
    </style:style>
    <style:style style:name="P17" style:family="paragraph" style:parent-style-name="Standard" style:list-style-name="L7">
      <style:paragraph-properties fo:text-align="start" style:justify-single-word="false"/>
      <style:text-properties officeooo:rsid="003ec9d5" officeooo:paragraph-rsid="004335c9"/>
    </style:style>
    <style:style style:name="P18" style:family="paragraph" style:parent-style-name="Standard" style:list-style-name="L10">
      <style:paragraph-properties fo:text-align="start" style:justify-single-word="false"/>
      <style:text-properties officeooo:rsid="003ec9d5" officeooo:paragraph-rsid="004ef504"/>
    </style:style>
    <style:style style:name="P19" style:family="paragraph" style:parent-style-name="Standard" style:list-style-name="L11">
      <style:paragraph-properties fo:text-align="start" style:justify-single-word="false"/>
      <style:text-properties officeooo:rsid="003ec9d5" officeooo:paragraph-rsid="004ef504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42532d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4073c4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42532d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4f8fa6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44191f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4335c9"/>
    </style:style>
    <style:style style:name="P26" style:family="paragraph" style:parent-style-name="Standard" style:list-style-name="L7">
      <style:paragraph-properties fo:text-align="start" style:justify-single-word="false"/>
      <style:text-properties officeooo:paragraph-rsid="004335c9"/>
    </style:style>
    <style:style style:name="P27" style:family="paragraph" style:parent-style-name="Standard" style:list-style-name="L8">
      <style:paragraph-properties fo:text-align="start" style:justify-single-word="false"/>
      <style:text-properties officeooo:paragraph-rsid="00406b0c"/>
    </style:style>
    <style:style style:name="P28" style:family="paragraph" style:parent-style-name="Standard" style:list-style-name="L9">
      <style:paragraph-properties fo:text-align="start" style:justify-single-word="false"/>
      <style:text-properties officeooo:paragraph-rsid="00406b0c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42532d" officeooo:paragraph-rsid="0042532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073c4" officeooo:paragraph-rsid="0042532d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ec9d5" officeooo:paragraph-rsid="003ec9d5" style:font-size-asian="12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ec9d5" officeooo:paragraph-rsid="0044191f" style:font-size-asian="12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ec9d5" officeooo:paragraph-rsid="004335c9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ec9d5" officeooo:paragraph-rsid="004335c9" style:font-size-asian="12pt" style:font-weight-asian="normal" style:font-size-complex="12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3ec9d5" officeooo:paragraph-rsid="004335c9" style:font-size-asian="12pt" style:font-weight-asian="normal" style:font-size-complex="12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335c9" officeooo:paragraph-rsid="004335c9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weight="bold" officeooo:rsid="0044191f" officeooo:paragraph-rsid="0044191f" style:font-weight-asian="bold" style:font-weight-complex="bold"/>
    </style:style>
    <style:style style:name="P38" style:family="paragraph" style:parent-style-name="Standard" style:list-style-name="L8">
      <style:paragraph-properties fo:text-align="start" style:justify-single-word="false"/>
      <style:text-properties officeooo:rsid="00406b0c" officeooo:paragraph-rsid="00406b0c"/>
    </style:style>
    <style:style style:name="P39" style:family="paragraph" style:parent-style-name="Standard" style:list-style-name="L10">
      <style:paragraph-properties fo:text-align="start" style:justify-single-word="false"/>
      <style:text-properties officeooo:rsid="004ef504" officeooo:paragraph-rsid="004ef504"/>
    </style:style>
    <style:style style:name="P40" style:family="paragraph" style:parent-style-name="Standard" style:list-style-name="L11">
      <style:paragraph-properties fo:text-align="start" style:justify-single-word="false"/>
      <style:text-properties officeooo:rsid="004baf63" officeooo:paragraph-rsid="004ef504"/>
    </style:style>
    <style:style style:name="P41" style:family="paragraph" style:parent-style-name="Standard" style:list-style-name="L10">
      <style:paragraph-properties fo:text-align="start" style:justify-single-word="false"/>
      <style:text-properties officeooo:rsid="004baf63" officeooo:paragraph-rsid="004ef504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ec9d5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06b0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073c4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2532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335c9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4191f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5f767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672c7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8c388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baf63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4ef504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4e1187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ec9d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073c4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4191f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335c9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06b0c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aa4ee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baf63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ef504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e1187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0e602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52a972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5362d8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540d71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59a232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style:font-size-asian="12pt" style:font-size-complex="12pt"/>
    </style:style>
    <style:style style:name="T31" style:family="text">
      <style:text-properties style:font-name="DejaVu Sans Condensed" fo:font-size="12pt" officeooo:rsid="003ec9d5" style:font-size-asian="12pt" style:font-size-complex="12pt"/>
    </style:style>
    <style:style style:name="T32" style:family="text">
      <style:text-properties style:font-name="DejaVu Sans Condensed" fo:font-size="12pt" officeooo:rsid="004672c7" style:font-size-asian="12pt" style:font-size-complex="12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4335c9" style:font-weight-asian="bold" style:font-weight-complex="bold"/>
    </style:style>
    <style:style style:name="T35" style:family="text">
      <style:text-properties fo:font-weight="bold" officeooo:rsid="00406b0c" style:font-weight-asian="bold" style:font-weight-complex="bold"/>
    </style:style>
    <style:style style:name="T36" style:family="text">
      <style:text-properties officeooo:rsid="00406b0c"/>
    </style:style>
    <style:style style:name="T37" style:family="text">
      <style:text-properties officeooo:rsid="004335c9"/>
    </style:style>
    <style:style style:name="T38" style:family="text">
      <style:text-properties officeooo:rsid="004ef504"/>
    </style:style>
    <style:style style:name="T39" style:family="text">
      <style:text-properties officeooo:rsid="0059a2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7">3</text:span><text:span text:style-name="T28">0</text:span><text:span text:style-name="T29">2</text:span><text:span text:style-name="T25"> </text:span><text:span text:style-name="T15">- </text:span><text:span text:style-name="T26">Flight - </text:span><text:span text:style-name="T16">Advanced Navigation: </text:span><text:span text:style-name="T23">Edit Waypoints and Sequences</text:span></text:p>
      <text:p text:style-name="P5"/>
      <text:p text:style-name="P1"><text:span text:style-name="T16">Edit </text:span><text:span text:style-name="T22">w</text:span><text:span text:style-name="T16">aypoint </text:span><text:span text:style-name="T22">coordinates</text:span><text:span text:style-name="T16"> </text:span><text:span text:style-name="T21">(easier than it looks, follow steps for your coordinate format)</text:span></text:p>
      <text:p text:style-name="P6">All</text:p>
      <text:list xml:id="list1382473073" text:style-name="L1">
        <text:list-item>
          <text:p text:style-name="P13"><text:span text:style-name="T1">In </text:span><text:span text:style-name="T14">HSI</text:span><text:span text:style-name="T1"> page, press </text:span><text:span text:style-name="T14">DATA</text:span><text:span text:style-name="T1"> OSB; </text:span><text:span text:style-name="T11">starts on </text:span><text:span text:style-name="T22">WYPT</text:span><text:span text:style-name="T11"> page with </text:span><text:span text:style-name="T1">current waypoint </text:span><text:span text:style-name="T11">and </text:span><text:span text:style-name="T1">sequence.</text:span></text:p>
        </text:list-item>
        <text:list-item>
          <text:p text:style-name="P20"><text:span text:style-name="T5">I</text:span><text:span text:style-name="T4">f your new </text:span><text:span text:style-name="T5">coordinate</text:span><text:span text:style-name="T4"> is "precise" (</text:span><text:span text:style-name="T17">DDMM.MMMM</text:span><text:span text:style-name="T4">, </text:span><text:span text:style-name="T17">DDMMSS.SS</text:span><text:span text:style-name="T4">, or </text:span><text:span text:style-name="T17">MGRS 10-digit</text:span><text:span text:style-name="T4">), press the </text:span><text:span text:style-name="T17">PRECISE</text:span><text:span text:style-name="T4"> OSB (bottom row) to box it.</text:span></text:p>
        </text:list-item>
        <text:list-item>
          <text:p text:style-name="P29"><text:span text:style-name="T1">To toggle </text:span><text:span text:style-name="T14">DDMM.MM</text:span><text:span text:style-name="T1"> vs </text:span><text:span text:style-name="T14">DDMMSS</text:span><text:span text:style-name="T1"> </text:span><text:span text:style-name="T7">(not needed if using MGRS)</text:span><text:span text:style-name="T1">:</text:span></text:p>
          <text:list>
            <text:list-item>
              <text:p text:style-name="P29"><text:span text:style-name="T1">Press </text:span><text:span text:style-name="T14">A/C</text:span><text:span text:style-name="T1"> OSB (top row left).</text:span></text:p>
            </text:list-item>
            <text:list-item>
              <text:p text:style-name="P30">Press <text:span text:style-name="T33">LATLN</text:span> OSB (right side bottom) to toggle <text:span text:style-name="T33">DCML</text:span> or <text:span text:style-name="T33">SEC</text:span>.</text:p>
            </text:list-item>
          </text:list>
        </text:list-item>
      </text:list>
      <text:list xml:id="list2645891641" text:style-name="L2">
        <text:list-item>
          <text:list>
            <text:list-item>
              <text:list>
                <text:list-item>
                  <text:list>
                    <text:list-item>
                      <text:p text:style-name="P22"><text:span text:style-name="T17">DCML</text:span><text:span text:style-name="T4"> is </text:span><text:span text:style-name="T17">DDMM.MM</text:span><text:span text:style-name="T4">, </text:span><text:span text:style-name="T17">SEC</text:span><text:span text:style-name="T4"> is </text:span><text:span text:style-name="T17">DDMMSS</text:span><text:span text:style-name="T4">.</text:span></text:p>
                    </text:list-item>
                    <text:list-item>
                      <text:p text:style-name="P22"><text:span text:style-name="T4">N</text:span><text:span text:style-name="T5">ote that this will show the coordinates for all the waypoints in the selected format. <text:s/>You can change the format at any time as needed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2831642689901" text:continue-list="list1382473073" text:style-name="L1">
        <text:list-item>
          <text:p text:style-name="P14"><text:span text:style-name="T4">Use </text:span><text:span text:style-name="T17">Waypoint Inc/Dec</text:span><text:span text:style-name="T4"> OSBs to select waypoint to edit.</text:span></text:p>
        </text:list-item>
        <text:list-item>
          <text:p text:style-name="P21"><text:span text:style-name="T2">Press </text:span><text:span text:style-name="T16">UFC</text:span><text:span text:style-name="T2"> OSB (left side top).</text:span></text:p>
        </text:list-item>
        <text:list-item>
          <text:p text:style-name="P37"><text:span text:style-name="T31">F</text:span><text:span text:style-name="T30">ollow steps in the section below for whatever coordinate format you're using</text:span><text:span text:style-name="T1">, </text:span><text:span text:style-name="T9">then press</text:span><text:span text:style-name="T32"> HSI</text:span><text:span text:style-name="T9"> OSB to return to main HSI page.</text:span></text:p>
        </text:list-item>
      </text:list>
      <text:list xml:id="list2058143835" text:style-name="L3">
        <text:list-item>
          <text:list>
            <text:list-item>
              <text:p text:style-name="P23"><text:span text:style-name="T13">On the F10 map, use </text:span><text:span text:style-name="T24">LAlt-Y</text:span><text:span text:style-name="T13"> to change coordinate format.</text:span></text:p>
            </text:list-item>
          </text:list>
        </text:list-item>
      </text:list>
      <text:p text:style-name="P11"><text:span text:style-name="T2">I</text:span><text:span text:style-name="T7">f using </text:span><text:span text:style-name="T18">DDMM.MM</text:span><text:span text:style-name="T7"> (non-PRECISE)</text:span></text:p>
      <text:list xml:id="list1939445379" text:style-name="L4">
        <text:list-item>
          <text:p text:style-name="P24"><text:span text:style-name="T2">On </text:span><text:span text:style-name="T16">UFC</text:span><text:span text:style-name="T2">, press </text:span><text:span text:style-name="T16">POSN</text:span><text:span text:style-name="T2"> OSB.</text:span></text:p>
        </text:list-item>
        <text:list-item>
          <text:p text:style-name="P31">On keypad, press <text:span text:style-name="T33">2</text:span> for <text:span text:style-name="T33">N</text:span> or <text:span text:style-name="T33">8</text:span> for <text:span text:style-name="T33">S</text:span>, then latitude in <text:span text:style-name="T33">DDMM.</text:span><text:span text:style-name="T34">MM</text:span> format, then <text:span text:style-name="T33">ENT</text:span>.</text:p>
        </text:list-item>
        <text:list-item>
          <text:p text:style-name="P32">Then press <text:span text:style-name="T33">4</text:span> for <text:span text:style-name="T33">W</text:span> or <text:span text:style-name="T33">6</text:span> for <text:span text:style-name="T33">E</text:span>, then longitude in <text:span text:style-name="T33">DDM</text:span><text:span text:style-name="T34">M.MM</text:span> format, then <text:span text:style-name="T33">ENT</text:span>.</text:p>
        </text:list-item>
      </text:list>
      <text:p text:style-name="P7"><text:span text:style-name="T37">If using </text:span><text:span text:style-name="T34">DDMM.MMMM</text:span><text:span text:style-name="T37"> (PRECISE):</text:span></text:p>
      <text:list xml:id="list2854178950" text:style-name="L5">
        <text:list-item>
          <text:p text:style-name="P15"><text:span text:style-name="T1">On </text:span><text:span text:style-name="T14">UFC</text:span><text:span text:style-name="T1">, press </text:span><text:span text:style-name="T14">POSN</text:span><text:span text:style-name="T1"> OSB.</text:span></text:p>
        </text:list-item>
        <text:list-item>
          <text:p text:style-name="P25"><text:span text:style-name="T6">P</text:span><text:span text:style-name="T2">ress </text:span><text:span text:style-name="T16">2</text:span><text:span text:style-name="T2"> for </text:span><text:span text:style-name="T16">N</text:span><text:span text:style-name="T2"> or </text:span><text:span text:style-name="T16">8</text:span><text:span text:style-name="T2"> for </text:span><text:span text:style-name="T16">S</text:span><text:span text:style-name="T2">, then </text:span><text:span text:style-name="T6">"</text:span><text:span text:style-name="T19">DDMM</text:span><text:span text:style-name="T6">" portion of </text:span><text:span text:style-name="T2">latitude, then </text:span><text:span text:style-name="T16">ENT</text:span><text:span text:style-name="T2">. <text:s/></text:span><text:span text:style-name="T6">OSB will show ":TTHO".</text:span></text:p>
        </text:list-item>
        <text:list-item>
          <text:p text:style-name="P36">Enter "<text:span text:style-name="T33">.MMMM</text:span>" portion of latitude, then <text:span text:style-name="T33">ENT</text:span>.</text:p>
        </text:list-item>
        <text:list-item>
          <text:p text:style-name="P33"><text:span text:style-name="T37">P</text:span>ress <text:span text:style-name="T33">4</text:span> for <text:span text:style-name="T33">W</text:span> or <text:span text:style-name="T33">6</text:span> for E<text:span text:style-name="T33">,</text:span> then <text:span text:style-name="T37">"</text:span><text:span text:style-name="T34">DDMM</text:span><text:span text:style-name="T37">" portion of </text:span>longitude, then <text:span text:style-name="T33">ENT</text:span>. <text:s/><text:span text:style-name="T37">OSB will show ":TTHO".</text:span></text:p>
        </text:list-item>
        <text:list-item>
          <text:p text:style-name="P25"><text:span text:style-name="T6">Enter "</text:span><text:span text:style-name="T19">.MMMM</text:span><text:span text:style-name="T6">" portion of longitude, then </text:span><text:span text:style-name="T19">ENT</text:span><text:span text:style-name="T6">.</text:span></text:p>
        </text:list-item>
      </text:list>
      <text:p text:style-name="P12"><text:span text:style-name="T1">If using </text:span><text:span text:style-name="T19">DDMMSS</text:span><text:span text:style-name="T6"> (non-PRECISE):</text:span></text:p>
      <text:list xml:id="list2323087898" text:style-name="L6">
        <text:list-item>
          <text:p text:style-name="P16"><text:span text:style-name="T1">On </text:span><text:span text:style-name="T14">UFC</text:span><text:span text:style-name="T1">, press </text:span><text:span text:style-name="T14">POSN</text:span><text:span text:style-name="T1"> OSB.</text:span></text:p>
        </text:list-item>
        <text:list-item>
          <text:p text:style-name="P34">On keypad, press <text:span text:style-name="T33">2</text:span> for <text:span text:style-name="T33">N</text:span> or <text:span text:style-name="T33">8</text:span> for <text:span text:style-name="T33">S</text:span>, then latitude in <text:span text:style-name="T33">DDMM</text:span><text:span text:style-name="T34">SS</text:span> format, then <text:span text:style-name="T33">ENT</text:span>.</text:p>
        </text:list-item>
        <text:list-item>
          <text:p text:style-name="P34">Then press <text:span text:style-name="T33">4</text:span> for <text:span text:style-name="T33">W</text:span> or <text:span text:style-name="T33">6</text:span> for <text:span text:style-name="T33">E</text:span>, then longitude in <text:span text:style-name="T33">DDM</text:span><text:span text:style-name="T34">MSS</text:span> format, then <text:span text:style-name="T33">ENT</text:span>.</text:p>
        </text:list-item>
      </text:list>
      <text:p text:style-name="P9">If using <text:span text:style-name="T33">DDMMSS.SS</text:span> (PRECISE):</text:p>
      <text:list xml:id="list2442567583" text:style-name="L7">
        <text:list-item>
          <text:p text:style-name="P17"><text:span text:style-name="T1">On </text:span><text:span text:style-name="T14">UFC</text:span><text:span text:style-name="T1">, press </text:span><text:span text:style-name="T14">POSN</text:span><text:span text:style-name="T1"> OSB.</text:span></text:p>
        </text:list-item>
        <text:list-item>
          <text:p text:style-name="P26"><text:span text:style-name="T6">P</text:span><text:span text:style-name="T2">ress </text:span><text:span text:style-name="T16">2</text:span><text:span text:style-name="T2"> for </text:span><text:span text:style-name="T16">N</text:span><text:span text:style-name="T2"> or </text:span><text:span text:style-name="T16">8</text:span><text:span text:style-name="T2"> for </text:span><text:span text:style-name="T16">S</text:span><text:span text:style-name="T2">, then </text:span><text:span text:style-name="T6">"</text:span><text:span text:style-name="T19">DDMMSS</text:span><text:span text:style-name="T6">" portion of </text:span><text:span text:style-name="T2">latitude, then </text:span><text:span text:style-name="T16">ENT</text:span><text:span text:style-name="T2">. <text:s/></text:span><text:span text:style-name="T6">OSB will show ":TTHO".</text:span></text:p>
        </text:list-item>
        <text:list-item>
          <text:p text:style-name="P26"><text:span text:style-name="T6">Enter "</text:span><text:span text:style-name="T19">.SS</text:span><text:span text:style-name="T6">" portion of latitude, then ENT.</text:span></text:p>
        </text:list-item>
        <text:list-item>
          <text:p text:style-name="P35"><text:span text:style-name="T37">P</text:span>ress <text:span text:style-name="T33">4</text:span> for <text:span text:style-name="T33">W</text:span> or <text:span text:style-name="T33">6</text:span> for <text:span text:style-name="T33">E</text:span>, then <text:span text:style-name="T37">"</text:span><text:span text:style-name="T34">DDMMSS</text:span><text:span text:style-name="T37">" portion of </text:span>longitude, then <text:span text:style-name="T33">ENT</text:span>. <text:s/><text:span text:style-name="T37">OSB will show ":TTHO".</text:span></text:p>
        </text:list-item>
        <text:list-item>
          <text:p text:style-name="P26"><text:span text:style-name="T6">Enter "</text:span><text:span text:style-name="T19">.SS</text:span><text:span text:style-name="T6">" portion of longitude, then </text:span><text:span text:style-name="T19">ENT</text:span><text:span text:style-name="T6">.</text:span></text:p>
        </text:list-item>
      </text:list>
      <text:p text:style-name="P8">If using <text:span text:style-name="T35">MGRS</text:span><text:span text:style-name="T36"> (</text:span><text:span text:style-name="T37">PRECISE or non-PRECISE</text:span><text:span text:style-name="T36">)</text:span></text:p>
      <text:list xml:id="list2157553572" text:style-name="L8">
        <text:list-item>
          <text:p text:style-name="P27"><text:span text:style-name="T2">On </text:span><text:span text:style-name="T16">UFC</text:span><text:span text:style-name="T2">, press </text:span><text:span text:style-name="T20">GRID</text:span><text:span text:style-name="T2"> OSB.</text:span></text:p>
        </text:list-item>
        <text:list-item>
          <text:p text:style-name="P38"><text:span text:style-name="T6">Right MFD </text:span><text:span text:style-name="T1">will show a grid reference display. <text:s/>First letter </text:span><text:span text:style-name="T6">of grid </text:span><text:span text:style-name="T1">increases to the right (East), second letter increases down (South).</text:span></text:p>
        </text:list-item>
        <text:list-item>
          <text:p text:style-name="P27"><text:span text:style-name="T3">Set </text:span><text:span text:style-name="T20">SOI</text:span><text:span text:style-name="T3"> to MFD </text:span><text:span text:style-name="T6">showing grid if it isn't already</text:span><text:span text:style-name="T3"> (</text:span><text:span text:style-name="T20">Dish Hat </text:span><text:span text:style-name="T19">right</text:span><text:span text:style-name="T3"> or wherever the </text:span><text:span text:style-name="T6">grid MFD</text:span><text:span text:style-name="T3"> is).</text:span></text:p>
        </text:list-item>
        <text:list-item>
          <text:p text:style-name="P27"><text:span text:style-name="T6">Use </text:span><text:span text:style-name="T19">TDC</text:span><text:span text:style-name="T6"> to </text:span><text:span text:style-name="T3">slew marker to the target grid, then </text:span><text:span text:style-name="T6">press </text:span><text:span text:style-name="T20">TDC </text:span><text:span text:style-name="T19">press</text:span><text:span text:style-name="T3">. <text:s/>Grid square will be underlined.</text:span></text:p>
        </text:list-item>
      </text:list>
      <text:list xml:id="list3803187116" text:style-name="L9">
        <text:list-item>
          <text:list>
            <text:list-item>
              <text:p text:style-name="P28"><text:span text:style-name="T3">If desired grid square is not on the display, press the </text:span><text:span text:style-name="T6">OSBs by the cardinal direction labels, or press</text:span><text:span text:style-name="T3"> </text:span><text:span text:style-name="T20">TDC press</text:span><text:span text:style-name="T3"> when marker is over </text:span><text:span text:style-name="T6">a </text:span><text:span text:style-name="T3">cardinal direction label, to move the grid.</text:span></text:p>
            </text:list-item>
          </text:list>
        </text:list-item>
      </text:list>
      <text:list xml:id="list82831528092072" text:continue-list="list2157553572" text:style-name="L8">
        <text:list-item>
          <text:p text:style-name="P38"><text:span text:style-name="T1">On UFC keypad, enter the MGRS numbers (6 or 8 digits),</text:span><text:span text:style-name="T2"> then </text:span><text:span text:style-name="T16">ENT</text:span><text:span text:style-name="T2">.</text:span></text:p>
        </text:list-item>
      </text:list>
      <text:p text:style-name="P10"/>
      <text:p text:style-name="P4">Add/remove waypoint<text:span text:style-name="T38">s</text:span> to/from a sequence</text:p>
      <text:p text:style-name="P2"><text:span text:style-name="T2">You can have up to 15 waypoints assigned to each of 3 sequences. <text:s/>Toggle sequences with </text:span><text:span text:style-name="T16">SEQx</text:span><text:span text:style-name="T2"> OSB (right side bottom): cycles through SEQ1, boxed, SEQ2, boxed, SEQ3, boxed. <text:s/>Boxed shows lines connecting sequence waypoints on HSI map. <text:s/></text:span><text:span text:style-name="T12">To add/remove waypoints:</text:span></text:p>
      <text:list xml:id="list282279474" text:style-name="L10">
        <text:list-item>
          <text:p text:style-name="P18"><text:span text:style-name="T1">In </text:span><text:span text:style-name="T14">HSI</text:span><text:span text:style-name="T1"> page, press </text:span><text:span text:style-name="T14">DATA</text:span><text:span text:style-name="T1"> OSB; </text:span><text:span text:style-name="T11">starts on </text:span><text:span text:style-name="T22">WYPT</text:span><text:span text:style-name="T11"> page with </text:span><text:span text:style-name="T1">current waypoint </text:span><text:span text:style-name="T11">and </text:span><text:span text:style-name="T1">sequence.</text:span></text:p>
        </text:list-item>
        <text:list-item>
          <text:p text:style-name="P39"><text:span text:style-name="T1">Change sequence if needed using </text:span><text:span text:style-name="T14">SEQn</text:span><text:span text:style-name="T1"> OSB to sequence 1, 2, or 3.</text:span></text:p>
        </text:list-item>
        <text:list-item>
          <text:p text:style-name="P18"><text:span text:style-name="T1">Press </text:span><text:span text:style-name="T14">SEQ UFC</text:span><text:span text:style-name="T1"> OSB (left side bottom).</text:span></text:p>
        </text:list-item>
        <text:list-item>
          <text:p text:style-name="P18"><text:span text:style-name="T1">On </text:span><text:span text:style-name="T14">UFC</text:span><text:span text:style-name="T1">, press </text:span><text:span text:style-name="T14">INS</text:span><text:span text:style-name="T1"> </text:span><text:span text:style-name="T11">or DEL </text:span><text:span text:style-name="T1">OSB, </text:span><text:span text:style-name="T8">e</text:span><text:span text:style-name="T1">nter number of waypoint on keypad, then </text:span><text:span text:style-name="T14">ENT</text:span><text:span text:style-name="T1">.</text:span></text:p>
        </text:list-item>
      </text:list>
      <text:list xml:id="list2288174976" text:style-name="L11">
        <text:list-item>
          <text:list>
            <text:list-item>
              <text:p text:style-name="P19"><text:span text:style-name="T11">If inserting, n</text:span><text:span text:style-name="T10">ew waypoint doesn't need to be in numerical order of existing points.</text:span></text:p>
            </text:list-item>
            <text:list-item>
              <text:p text:style-name="P40"><text:span text:style-name="T10">I</text:span><text:span text:style-name="T1">f deleting, note that the waypoint location is still saved; this just removes it from the sequence.</text:span></text:p>
            </text:list-item>
          </text:list>
        </text:list-item>
      </text:list>
      <text:list xml:id="list82832141828676" text:continue-list="list282279474" text:style-name="L10">
        <text:list-item>
          <text:p text:style-name="P41"><text:span text:style-name="T1">Press </text:span><text:span text:style-name="T14">HSI</text:span><text:span text:style-name="T1"> OSB to return to main HSI pag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5T08:28:30.151000000</dc:date>
    <meta:editing-duration>PT9H18S</meta:editing-duration>
    <meta:editing-cycles>5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0" meta:word-count="662" meta:character-count="3483" meta:non-whitespace-character-count="2901"/>
  </office:meta>
</office:document-meta>
</file>